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91cb" officeooo:paragraph-rsid="001691cb"/>
    </style:style>
    <style:style style:name="P2" style:family="paragraph" style:parent-style-name="Standard">
      <style:text-properties officeooo:rsid="001691cb" officeooo:paragraph-rsid="001a072f"/>
    </style:style>
    <style:style style:name="P3" style:family="paragraph" style:parent-style-name="Standard">
      <style:text-properties officeooo:rsid="001691cb" officeooo:paragraph-rsid="001ad2b2"/>
    </style:style>
    <style:style style:name="P4" style:family="paragraph" style:parent-style-name="Standard">
      <style:text-properties officeooo:rsid="001691cb" officeooo:paragraph-rsid="00201e64"/>
    </style:style>
    <style:style style:name="P5" style:family="paragraph" style:parent-style-name="Standard">
      <style:text-properties officeooo:rsid="00183027" officeooo:paragraph-rsid="00183027"/>
    </style:style>
    <style:style style:name="P6" style:family="paragraph" style:parent-style-name="Standard">
      <style:text-properties officeooo:rsid="001a072f" officeooo:paragraph-rsid="001a072f"/>
    </style:style>
    <style:style style:name="P7" style:family="paragraph" style:parent-style-name="Standard">
      <style:text-properties officeooo:rsid="001be23e" officeooo:paragraph-rsid="001a072f"/>
    </style:style>
    <style:style style:name="P8" style:family="paragraph" style:parent-style-name="Standard">
      <style:text-properties officeooo:rsid="001d66ec" officeooo:paragraph-rsid="00183027"/>
    </style:style>
    <style:style style:name="P9" style:family="paragraph" style:parent-style-name="Standard">
      <style:text-properties officeooo:rsid="001d66ec" officeooo:paragraph-rsid="001d66ec"/>
    </style:style>
    <style:style style:name="P10" style:family="paragraph" style:parent-style-name="Standard">
      <style:text-properties fo:font-style="italic" officeooo:rsid="001d66ec" officeooo:paragraph-rsid="001d66ec" style:font-style-asian="italic" style:font-style-complex="italic"/>
    </style:style>
    <style:style style:name="P11" style:family="paragraph" style:parent-style-name="Standard">
      <style:text-properties officeooo:rsid="00201e64" officeooo:paragraph-rsid="00201e64"/>
    </style:style>
    <style:style style:name="T1" style:family="text">
      <style:text-properties officeooo:rsid="001691cb"/>
    </style:style>
    <style:style style:name="T2" style:family="text">
      <style:text-properties officeooo:rsid="00183027"/>
    </style:style>
    <style:style style:name="T3" style:family="text">
      <style:text-properties officeooo:rsid="001a072f"/>
    </style:style>
    <style:style style:name="T4" style:family="text">
      <style:text-properties officeooo:rsid="001ad2b2"/>
    </style:style>
    <style:style style:name="T5" style:family="text">
      <style:text-properties officeooo:rsid="00201e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6"><text:tab/><text:tab/><text:tab/><text:tab/><text:tab/><text:tab/><text:tab/><text:tab/><text:tab/>October 8, 2015</text:p>
      <text:p text:style-name="P2"/>
      <text:p text:style-name="P1"><text:span text:style-name="T5"><text:tab/><text:tab/><text:tab/><text:tab/><text:tab/><text:tab/><text:tab/><text:tab/><text:tab/>Michael Velez</text:span></text:p>
      <text:p text:style-name="P1"><text:tab/><text:tab/><text:tab/><text:tab/><text:tab/><text:tab/><text:tab/><text:tab/><text:tab/>1099 C<text:span text:style-name="T5">ongress Avenue</text:span></text:p>
      <text:p text:style-name="P1"><text:tab/><text:tab/><text:tab/><text:tab/><text:tab/><text:tab/><text:tab/><text:tab/><text:tab/>T<text:span text:style-name="T5">eaneck</text:span>, NJ 07666</text:p>
      <text:p text:style-name="P1"/>
      <text:p text:style-name="P1"/>
      <text:p text:style-name="P11">Appeal Tribunal</text:p>
      <text:p text:style-name="P11">P.O. Box 907</text:p>
      <text:p text:style-name="P11">Trenton, NJ 08625</text:p>
      <text:p text:style-name="P4"/>
      <text:p text:style-name="P11">Re: <text:s/>Social Security No. <text:span text:style-name="T1">135-80-2729</text:span></text:p>
      <text:p text:style-name="P11"/>
      <text:p text:style-name="P1"/>
      <text:p text:style-name="P1"><text:span text:style-name="T5">Attn:</text:span> Appeal Tribunal: <text:s/></text:p>
      <text:p text:style-name="P1"/>
      <text:p text:style-name="P3">I Michael Velez would like to <text:span text:style-name="T4">request that my </text:span>unemployment benefits <text:span text:style-name="T4">garnishment be reduced by fifty percent from it's current level of one hundred percent being taken weekly. </text:span>I have a balance owed due to overpayment from years back. I was recently laid off from my job on <text:s/>9/17/15. <text:span text:style-name="T4">S</text:span>ince then I have been sending resumes and submitting applications to find employment with no luck. I keep trying hard everyday looking, but <text:span text:style-name="T3">with </text:span>no results. <text:span text:style-name="T3">M</text:span>y income is the only income coming in due to the fact my wife just had back surgery <text:span text:style-name="T2">9/8/15 </text:span>and can not work. <text:span text:style-name="T3">With only one income it is very difficult to properly provide for the needs of my two children. This is the only reason I would make <text:s/>a request for consideration for a <text:s/>reduction on the garnishment. I have already paid a large portion of it over the years since I was made aware of the overpayment. I plan on paying everything back in full, when I find employment. I will send double amounts to make sure the debt is satisfied in a timely matter of urgency. If you have any questions please feel free to contact me by email, mail or phone call </text:span></text:p>
      <text:p text:style-name="P5">my contact information is below. Thank you <text:span text:style-name="T4">for your consideration of my request</text:span>.</text:p>
      <text:p text:style-name="P5"/>
      <text:p text:style-name="P6">Sincerely,</text:p>
      <text:p text:style-name="P6"/>
      <text:p text:style-name="P6"/>
      <text:p text:style-name="P6">Michael Velez</text:p>
      <text:p text:style-name="P7"/>
      <text:p text:style-name="P5">E<text:span text:style-name="T5">mail</text:span>: <text:a xlink:type="simple" xlink:href="mailto:michael.velez89@yahoo.com" text:style-name="Internet_20_link" text:visited-style-name="Visited_20_Internet_20_Link">michael.velez89@yahoo.com</text:a></text:p>
      <text:p text:style-name="P5">Phone: 201-282-1133</text:p>
      <text:p text:style-name="P8"/>
      <text:p text:style-name="P9"/>
      <text:p text:style-name="P10">Letter sent by First Class Mail and Fax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6:42:30.828000000</meta:creation-date>
    <meta:print-date>2015-10-08T17:46:23.592000000</meta:print-date>
    <dc:date>2015-10-08T17:55:25.573000000</dc:date>
    <meta:editing-duration>PT41M11S</meta:editing-duration>
    <meta:editing-cycles>7</meta:editing-cycles>
    <meta:generator>LibreOffice/4.3.3.2$Windows_x86 LibreOffice_project/9bb7eadab57b6755b1265afa86e04bf45fbfc644</meta:generator>
    <meta:document-statistic meta:table-count="0" meta:image-count="0" meta:object-count="0" meta:page-count="1" meta:paragraph-count="16" meta:word-count="256" meta:character-count="1493" meta:non-whitespace-character-count="1210"/>
  </office:meta>
</office:document-meta>
</file>